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0733d8" officeooo:paragraph-rsid="000733d8" style:font-weight-asian="bold" style:font-weight-complex="bold"/>
    </style:style>
    <style:style style:name="P2" style:family="paragraph" style:parent-style-name="Standard">
      <style:paragraph-properties>
        <style:tab-stops/>
      </style:paragraph-properties>
      <style:text-properties style:font-name="Arial" fo:font-weight="normal" officeooo:rsid="000733d8" officeooo:paragraph-rsid="000733d8" style:font-weight-asian="normal" style:font-weight-complex="normal"/>
    </style:style>
    <style:style style:name="P3" style:family="paragraph" style:parent-style-name="Standard">
      <style:paragraph-properties>
        <style:tab-stops/>
      </style:paragraph-properties>
      <style:text-properties style:font-name="Arial" fo:font-weight="normal" officeooo:rsid="0007982a" officeooo:paragraph-rsid="0007982a" style:font-weight-asian="normal" style:font-weight-complex="normal"/>
    </style:style>
    <style:style style:name="P4" style:family="paragraph" style:parent-style-name="Standard">
      <style:paragraph-properties>
        <style:tab-stops/>
      </style:paragraph-properties>
      <style:text-properties style:font-name="Arial" fo:font-weight="normal" officeooo:rsid="00096f28" officeooo:paragraph-rsid="00096f28" style:font-weight-asian="normal" style:font-weight-complex="normal"/>
    </style:style>
    <style:style style:name="T1" style:family="text">
      <style:text-properties officeooo:rsid="0007982a"/>
    </style:style>
    <style:style style:name="T2" style:family="text">
      <style:text-properties officeooo:rsid="00096f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pteurs du chien :</text:p>
      <text:p text:style-name="P1"/>
      <text:p text:style-name="P2">Repérage environnement :</text:p>
      <text:p text:style-name="P2">- <text:span text:style-name="T1">Lidar</text:span></text:p>
      <text:p text:style-name="P2">- <text:span text:style-name="T1">capteur de distance devant (orientable avec un servo-moteur)</text:span></text:p>
      <text:p text:style-name="P2">- <text:span text:style-name="T1">Caméra bonne qualité</text:span></text:p>
      <text:p text:style-name="P2">- <text:span text:style-name="T2">LEDs (pas des capteurs mais bon)</text:span></text:p>
      <text:p text:style-name="P2"/>
      <text:p text:style-name="P3">Repérage pour lui même :</text:p>
      <text:p text:style-name="P3">- Accéléromètre/gyroscope</text:p>
      <text:p text:style-name="P3">- potentiomètre pour ses pâtes (ou encodeurs, à voir)</text:p>
      <text:p text:style-name="P3"/>
      <text:p text:style-name="P3"/>
      <text:p text:style-name="P3"/>
      <text:p text:style-name="P3"/>
      <text:p text:style-name="P3">Utilisation impérative de ROS</text:p>
      <text:p text:style-name="P3"/>
      <text:p text:style-name="P4">Analyser les marches → gère sa hauteur et détecte la hauteur des marches.</text:p>
      <text:p text:style-name="P4"/>
      <text:p text:style-name="P4">Stabilisation du robot, reste droit peu importe l’environnement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05T23:23:16.294000000</dc:date>
    <meta:editing-duration>PT41S</meta:editing-duration>
    <meta:editing-cycles>1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12" meta:word-count="70" meta:character-count="435" meta:non-whitespace-character-count="377"/>
  </office:meta>
</office:document-meta>
</file>